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position=""/>
    </style:style>
    <style:style style:name="ce10" style:family="table-cell" style:parent-style-name="Default">
      <style:table-cell-properties fo:background-color="#ffffff" fo:wrap-option="wrap"/>
      <style:text-properties fo:color="#000000" style:text-position=""/>
    </style:style>
    <style:style style:name="ce11" style:family="table-cell" style:parent-style-name="Default">
      <style:table-cell-properties fo:background-color="#ffffff" fo:wrap-option="wrap"/>
      <style:text-properties fo:color="#000000" style:text-position="" style:font-name="JetBrains Mono" fo:font-size="9pt" style:font-name-asian="JetBrains Mono" style:font-size-asian="9pt" style:font-name-complex="JetBrains Mono" style:font-size-complex="9pt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fo:background-color="#eeeeee" fo:wrap-option="wrap"/>
      <style:text-properties fo:color="#000000" style:text-position=""/>
    </style:style>
    <style:style style:name="ce8" style:family="table-cell" style:parent-style-name="Default">
      <style:table-cell-properties fo:wrap-option="wrap"/>
      <style:text-properties fo:color="#000000" style:text-position=""/>
    </style:style>
    <style:style style:name="ce9" style:family="table-cell" style:parent-style-name="Default">
      <style:table-cell-properties fo:background-color="#eeeeee" fo:wrap-option="wrap"/>
      <style:text-properties fo:color="#000000" style:text-position="" style:font-name="JetBrains Mono" fo:font-size="9pt" style:font-name-asian="JetBrains Mono" style:font-size-asian="9pt" style:font-name-complex="JetBrains Mono" style:font-size-complex="9pt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eeeeee" fo:wrap-option="wrap"/>
      <style:text-properties fo:color="#000000"/>
    </style:style>
    <style:style style:name="ce21" style:family="table-cell" style:parent-style-name="Default">
      <style:table-cell-properties fo:wrap-option="wrap"/>
      <style:text-properties fo:color="#000000"/>
    </style:style>
    <style:style style:name="ce22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23" style:family="table-cell" style:parent-style-name="Default">
      <style:table-cell-properties fo:background-color="#ffffff" fo:wrap-option="wrap"/>
      <style:text-properties fo:color="#000000"/>
    </style:style>
    <style:style style:name="ce24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rg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dish washer</text:p>
          </table:table-cell>
          <table:table-cell office:value-type="float" office:value="0.583" calcext:value-type="float">
            <text:p>0.583</text:p>
          </table:table-cell>
          <table:table-cell table:style-name="ce16" office:value-type="float" office:value="0.223" calcext:value-type="float">
            <text:p>0.2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05" calcext:value-type="float">
            <text:p>0.905</text:p>
          </table:table-cell>
          <table:table-cell office:value-type="float" office:value="25.049" calcext:value-type="float">
            <text:p>25.049</text:p>
          </table:table-cell>
          <table:table-cell office:value-type="float" office:value="-3.616" calcext:value-type="float">
            <text:p>-3.6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dish wash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19" calcext:value-type="float">
            <text:p>0.919</text:p>
          </table:table-cell>
          <table:table-cell office:value-type="float" office:value="21.746" calcext:value-type="float">
            <text:p>21.746</text:p>
          </table:table-cell>
          <table:table-cell office:value-type="float" office:value="-0.962" calcext:value-type="float">
            <text:p>-0.9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dish washer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9" calcext:value-type="float">
            <text:p>0.889</text:p>
          </table:table-cell>
          <table:table-cell table:style-name="ce16" office:value-type="float" office:value="18.856" calcext:value-type="float">
            <text:p>18.85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dish washer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856" calcext:value-type="float">
            <text:p>0.856</text:p>
          </table:table-cell>
          <table:table-cell office:value-type="float" office:value="22.643" calcext:value-type="float">
            <text:p>22.643</text:p>
          </table:table-cell>
          <table:table-cell office:value-type="float" office:value="-2.775" calcext:value-type="float">
            <text:p>-2.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fridge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2" calcext:value-type="float">
            <text:p>0.792</text:p>
          </table:table-cell>
          <table:table-cell office:value-type="float" office:value="22.646" calcext:value-type="float">
            <text:p>22.646</text:p>
          </table:table-cell>
          <table:table-cell office:value-type="float" office:value="1.557" calcext:value-type="float">
            <text:p>1.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fridge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09" calcext:value-type="float">
            <text:p>0.809</text:p>
          </table:table-cell>
          <table:table-cell office:value-type="float" office:value="23.529" calcext:value-type="float">
            <text:p>23.529</text:p>
          </table:table-cell>
          <table:table-cell office:value-type="float" office:value="1.236" calcext:value-type="float">
            <text:p>1.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fridge</text:p>
          </table:table-cell>
          <table:table-cell office:value-type="float" office:value="0.652" calcext:value-type="float">
            <text:p>0.652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7" calcext:value-type="float">
            <text:p>0.787</text:p>
          </table:table-cell>
          <table:table-cell office:value-type="float" office:value="23.867" calcext:value-type="float">
            <text:p>23.867</text:p>
          </table:table-cell>
          <table:table-cell office:value-type="float" office:value="1.279" calcext:value-type="float">
            <text:p>1.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table:style-name="ce16" office:value-type="float" office:value="0.743" calcext:value-type="float">
            <text:p>0.74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table:style-name="ce16" office:value-type="float" office:value="21.593" calcext:value-type="float">
            <text:p>21.593</text:p>
          </table:table-cell>
          <table:table-cell office:value-type="float" office:value="0.913" calcext:value-type="float">
            <text:p>0.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kettle</text:p>
          </table:table-cell>
          <table:table-cell office:value-type="float" office:value="0.685" calcext:value-type="float">
            <text:p>0.685</text:p>
          </table:table-cell>
          <table:table-cell table:style-name="ce16" office:value-type="float" office:value="0.738" calcext:value-type="float">
            <text:p>0.738</text:p>
          </table:table-cell>
          <table:table-cell office:value-type="float" office:value="0.8" calcext:value-type="float">
            <text:p>0.8</text:p>
          </table:table-cell>
          <table:table-cell office:value-type="float" office:value="0.997" calcext:value-type="float">
            <text:p>0.997</text:p>
          </table:table-cell>
          <table:table-cell office:value-type="float" office:value="14.986" calcext:value-type="float">
            <text:p>14.986</text:p>
          </table:table-cell>
          <table:table-cell office:value-type="float" office:value="1.594" calcext:value-type="float">
            <text:p>1.5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kettle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7" calcext:value-type="float">
            <text:p>0.997</text:p>
          </table:table-cell>
          <table:table-cell office:value-type="float" office:value="9.293" calcext:value-type="float">
            <text:p>9.2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kettle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.178" calcext:value-type="float">
            <text:p>10.178</text:p>
          </table:table-cell>
          <table:table-cell office:value-type="float" office:value="-0.907" calcext:value-type="float">
            <text:p>-0.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kettle</text:p>
          </table:table-cell>
          <table:table-cell office:value-type="float" office:value="0.492" calcext:value-type="float">
            <text:p>0.4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" calcext:value-type="float">
            <text:p>0.867</text:p>
          </table:table-cell>
          <table:table-cell office:value-type="float" office:value="0.997" calcext:value-type="float">
            <text:p>0.997</text:p>
          </table:table-cell>
          <table:table-cell table:style-name="ce16" office:value-type="float" office:value="8.873" calcext:value-type="float">
            <text:p>8.873</text:p>
          </table:table-cell>
          <table:table-cell office:value-type="float" office:value="-0.566" calcext:value-type="float">
            <text:p>-0.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microwave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6" calcext:value-type="float">
            <text:p>0.996</text:p>
          </table:table-cell>
          <table:table-cell office:value-type="float" office:value="6.436" calcext:value-type="float">
            <text:p>6.436</text:p>
          </table:table-cell>
          <table:table-cell office:value-type="float" office:value="16.09" calcext:value-type="float">
            <text:p>16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microwave</text:p>
          </table:table-cell>
          <table:table-cell office:value-type="float" office:value="0.406" calcext:value-type="float">
            <text:p>0.406</text:p>
          </table:table-cell>
          <table:table-cell table:style-name="ce16"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6" calcext:value-type="float">
            <text:p>0.996</text:p>
          </table:table-cell>
          <table:table-cell table:style-name="ce16" office:value-type="float" office:value="5.813" calcext:value-type="float">
            <text:p>5.81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microwave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995" calcext:value-type="float">
            <text:p>0.995</text:p>
          </table:table-cell>
          <table:table-cell office:value-type="float" office:value="7.626" calcext:value-type="float">
            <text:p>7.626</text:p>
          </table:table-cell>
          <table:table-cell office:value-type="float" office:value="14.736" calcext:value-type="float">
            <text:p>14.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microwave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996" calcext:value-type="float">
            <text:p>0.996</text:p>
          </table:table-cell>
          <table:table-cell office:value-type="float" office:value="6.404" calcext:value-type="float">
            <text:p>6.404</text:p>
          </table:table-cell>
          <table:table-cell office:value-type="float" office:value="19.364" calcext:value-type="float">
            <text:p>19.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elevision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4" calcext:value-type="float">
            <text:p>0.914</text:p>
          </table:table-cell>
          <table:table-cell office:value-type="float" office:value="21.19" calcext:value-type="float">
            <text:p>21.19</text:p>
          </table:table-cell>
          <table:table-cell office:value-type="float" office:value="-0.496" calcext:value-type="float">
            <text:p>-0.4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elevision</text:p>
          </table:table-cell>
          <table:table-cell office:value-type="float" office:value="0.384" calcext:value-type="float">
            <text:p>0.384</text:p>
          </table:table-cell>
          <table:table-cell table:style-name="ce16" office:value-type="float" office:value="0.472" calcext:value-type="float">
            <text:p>0.4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9" calcext:value-type="float">
            <text:p>0.919</text:p>
          </table:table-cell>
          <table:table-cell table:style-name="ce16" office:value-type="float" office:value="20.01" calcext:value-type="float">
            <text:p>20.01</text:p>
          </table:table-cell>
          <table:table-cell office:value-type="float" office:value="-0.425" calcext:value-type="float">
            <text:p>-0.4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elevision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1" calcext:value-type="float">
            <text:p>0.911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581" calcext:value-type="float">
            <text:p>-0.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elevision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3" calcext:value-type="float">
            <text:p>0.913</text:p>
          </table:table-cell>
          <table:table-cell office:value-type="float" office:value="22.083" calcext:value-type="float">
            <text:p>22.083</text:p>
          </table:table-cell>
          <table:table-cell office:value-type="float" office:value="-0.681" calcext:value-type="float">
            <text:p>-0.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washing machine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2" calcext:value-type="float">
            <text:p>0.962</text:p>
          </table:table-cell>
          <table:table-cell office:value-type="float" office:value="27.431" calcext:value-type="float">
            <text:p>27.431</text:p>
          </table:table-cell>
          <table:table-cell office:value-type="float" office:value="1.783" calcext:value-type="float">
            <text:p>1.7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washing machi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5" calcext:value-type="float">
            <text:p>0.685</text:p>
          </table:table-cell>
          <table:table-cell table:style-name="ce25" office:value-type="float" office:value="0.655" calcext:value-type="float">
            <text:p>0.655</text:p>
          </table:table-cell>
          <table:table-cell office:value-type="float" office:value="0.968" calcext:value-type="float">
            <text:p>0.968</text:p>
          </table:table-cell>
          <table:table-cell table:style-name="ce16" office:value-type="float" office:value="24.443" calcext:value-type="float">
            <text:p>24.443</text:p>
          </table:table-cell>
          <table:table-cell office:value-type="float" office:value="1.986" calcext:value-type="float">
            <text:p>1.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washing machine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941" calcext:value-type="float">
            <text:p>0.941</text:p>
          </table:table-cell>
          <table:table-cell office:value-type="float" office:value="34.405" calcext:value-type="float">
            <text:p>34.405</text:p>
          </table:table-cell>
          <table:table-cell office:value-type="float" office:value="1.448" calcext:value-type="float">
            <text:p>1.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washing machine</text:p>
          </table:table-cell>
          <table:table-cell office:value-type="float" office:value="0.795" calcext:value-type="float">
            <text:p>0.795</text:p>
          </table:table-cell>
          <table:table-cell table:style-name="ce16" office:value-type="float" office:value="0.692" calcext:value-type="float">
            <text:p>0.6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966" calcext:value-type="float">
            <text:p>0.966</text:p>
          </table:table-cell>
          <table:table-cell office:value-type="float" office:value="26.72" calcext:value-type="float">
            <text:p>26.72</text:p>
          </table:table-cell>
          <table:table-cell office:value-type="float" office:value="2.275" calcext:value-type="float">
            <text:p>2.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973" calcext:value-type="float">
            <text:p>0.973</text:p>
          </table:table-cell>
          <table:table-cell office:value-type="float" office:value="47.836" calcext:value-type="float">
            <text:p>47.836</text:p>
          </table:table-cell>
          <table:table-cell office:value-type="float" office:value="0.462" calcext:value-type="float">
            <text:p>0.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umble dryer</text:p>
          </table:table-cell>
          <table:table-cell office:value-type="float" office:value="0.959" calcext:value-type="float">
            <text:p>0.959</text:p>
          </table:table-cell>
          <table:table-cell office:value-type="float" office:value="0.699" calcext:value-type="float">
            <text:p>0.699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48.437" calcext:value-type="float">
            <text:p>48.437</text:p>
          </table:table-cell>
          <table:table-cell office:value-type="float" office:value="0.685" calcext:value-type="float">
            <text:p>0.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umble dryer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969" calcext:value-type="float">
            <text:p>0.969</text:p>
          </table:table-cell>
          <table:table-cell office:value-type="float" office:value="54.276" calcext:value-type="float">
            <text:p>54.276</text:p>
          </table:table-cell>
          <table:table-cell office:value-type="float" office:value="0.391" calcext:value-type="float">
            <text:p>0.3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" calcext:value-type="float">
            <text:p>0.59</text:p>
          </table:table-cell>
          <table:table-cell office:value-type="float" office:value="0.961" calcext:value-type="float">
            <text:p>0.961</text:p>
          </table:table-cell>
          <table:table-cell office:value-type="float" office:value="66.686" calcext:value-type="float">
            <text:p>66.686</text:p>
          </table:table-cell>
          <table:table-cell office:value-type="float" office:value="2.436" calcext:value-type="float">
            <text:p>2.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umble dryer</text:p>
          </table:table-cell>
          <table:table-cell office:value-type="float" office:value="0.921" calcext:value-type="float">
            <text:p>0.921</text:p>
          </table:table-cell>
          <table:table-cell table:style-name="ce16"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office:value-type="float" office:value="0.973" calcext:value-type="float">
            <text:p>0.973</text:p>
          </table:table-cell>
          <table:table-cell table:style-name="ce16" office:value-type="float" office:value="45.517" calcext:value-type="float">
            <text:p>45.517</text:p>
          </table:table-cell>
          <table:table-cell office:value-type="float" office:value="0.379" calcext:value-type="float">
            <text:p>0.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ropout': 0.25}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00/00/0000</text:date>, <text:time style:data-style-name="N2" text:time-value="19:46:47.88612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20T19:48:08.178908195</dc:date>
    <meta:editing-duration>P1DT12M27S</meta:editing-duration>
    <meta:editing-cycles>24</meta:editing-cycles>
    <meta:generator>LibreOffice/5.1.6.2$Linux_X86_64 LibreOffice_project/10m0$Build-2</meta:generator>
    <meta:document-statistic meta:table-count="5" meta:cell-count="1508" meta:object-count="0"/>
  </office:meta>
</office:document-meta>
</file>